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SVSSGET.buildCmdLi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SVSSGET.setWritable( boolean wri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GET.setLabel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GET.setWritableFiles( WritableFiles 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GET.setRecursive( boolean recurs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GET.setVersion(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GET.setLocalpath( Path local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GET.setQuiet( boolean qui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GET.setFileTimeStamp( CurrentModUpdated timesta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GET.setAutoresponse( String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GET.setDate( String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